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iminación de duplicación</text:p>
      <text:p text:style-name="Standard"/>
      <text:p text:style-name="Standard"><text:s text:c="5"/>Recibir como entrada 20 numeros entre 10 y 100, inclusive. A medida que se lea cada número, validarlo y almacenarlo en un arreglo de manera que el arreglo no contenga números duplicados. Despues mostrar los elementos del arreglo.</text:p>
      <text:p text:style-name="Standard"/>
      <text:p text:style-name="Standard">Leer datos</text:p>
      <text:p text:style-name="Standard">si el dato no se encuetra ya almacenarlo</text:p>
      <text:p text:style-name="Standard">repetir 20 veces el paso 1 </text:p>
      <text:p text:style-name="Standard">mostrar los elementos del arreglo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SinDuplicados</text:p>
          </table:table-cell>
        </table:table-row>
        <table:table-row>
          <table:table-cell table:style-name="Tabla1.A2" office:value-type="string">
            <text:p text:style-name="Table_20_Contents">-Arreglo : array int</text:p>
          </table:table-cell>
        </table:table-row>
        <table:table-row>
          <table:table-cell table:style-name="Tabla1.A2" office:value-type="string">
            <text:p text:style-name="Table_20_Contents">+leerEntrada(entrada : unsigned)</text:p>
            <text:p text:style-name="Table_20_Contents">+BuscarElemento( dato : unsigned) : bool</text:p>
            <text:p text:style-name="Table_20_Contents">+establecerElemento(dato : unsigned)</text:p>
          </table:table-cell>
        </table:table-row>
      </table:table>
      <text:p text:style-name="Standard"/>
      <text:p text:style-name="Standard"/>
      <text:p text:style-name="Standard">+leerEntrada( entrada : unsigned)</text:p>
      <text:p text:style-name="Standard"><text:s text:c="6"/>si 10 &lt;= entrada &lt;= 100</text:p>
      <text:p text:style-name="Standard"><text:tab/>si entrada no se encuentra en el arreglo</text:p>
      <text:p text:style-name="Standard"><text:tab/> <text:s text:c="5"/>establecer entrada como un elemento de arreglo</text:p>
      <text:p text:style-name="Standard"><text:s text:c="6"/>de lo contrario</text:p>
      <text:p text:style-name="Standard"><text:tab/>mostrar "entrada inválida. Tiene que ingresar un número entre 10 y 100."</text:p>
      <text:p text:style-name="Standard"><text:tab/>leerEntrada( captar entrada)</text:p>
      <text:p text:style-name="Standard"/>
      <text:p text:style-name="Standard"/>
      <text:p text:style-name="Standard">BuscarElemento(dato : unsigned)</text:p>
      <text:p text:style-name="Standard"><text:s text:c="6"/>definir entero i e inicializarlo a 0</text:p>
      <text:p text:style-name="Standard"><text:s text:c="6"/>hacer</text:p>
      <text:p text:style-name="Standard"><text:tab/>comparar elemento con dato</text:p>
      <text:p text:style-name="Standard"><text:tab/> <text:s text:c="5"/>si son iguales</text:p>
      <text:p text:style-name="Standard"><text:tab/><text:tab/>devolver true</text:p>
      <text:p text:style-name="Standard"><text:tab/>incrementar i</text:p>
      <text:p text:style-name="Standard"><text:s text:c="6"/>mientras elemento i sea distinto de 0 o menor o igual a 20</text:p>
      <text:p text:style-name="Standard"><text:s text:c="6"/>devolver false</text:p>
      <text:p text:style-name="Standard"/>
      <text:p text:style-name="Standard">+establecerElemento(dato : unsigned)</text:p>
      <text:p text:style-name="Standard"><text:s text:c="5"/>definir entero i e inicializarlo a 0</text:p>
      <text:p text:style-name="Standard"><text:s text:c="5"/>mientras elemento i sea distinto de 0 o i sea menor o igual a 20</text:p>
      <text:p text:style-name="Standard"><text:s text:c="11"/>incrementar i</text:p>
      <text:p text:style-name="Standard"><text:s text:c="5"/>elemento i = d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5M</meta:editing-duration>
    <meta:editing-cycles>4</meta:editing-cycles>
    <meta:generator>OpenOffice/4.1.7$Win32 OpenOffice.org_project/417m1$Build-9800</meta:generator>
    <dc:date>2020-07-26T12:35:42.09</dc:date>
    <meta:document-statistic meta:table-count="1" meta:image-count="0" meta:object-count="0" meta:page-count="1" meta:paragraph-count="32" meta:word-count="190" meta:character-count="1227"/>
    <meta:user-defined meta:name="Info 1"/>
    <meta:user-defined meta:name="Info 2"/>
    <meta:user-defined meta:name="Info 3"/>
    <meta:user-defined meta:name="Info 4"/>
  </office:meta>
</office:document-meta>
</file>